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2pt" officeooo:rsid="001d2ac7" officeooo:paragraph-rsid="001d2ac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ize="12pt" officeooo:rsid="00257ae0" officeooo:paragraph-rsid="00257ae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5d46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d40d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787b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85cc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b8d8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88a4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bf3c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d40d3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fd67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3515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5495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787b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85cc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b8d80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46804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9b4a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c366a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d40d3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fd674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3515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54955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b8d80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bf3c7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d40d3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fd674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3515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54955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c366a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d40d3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fd674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335158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ans" fo:font-size="12pt" officeooo:rsid="002d40d3" officeooo:paragraph-rsid="002d40d3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ans" fo:font-size="12pt" officeooo:rsid="002e1e2b" officeooo:paragraph-rsid="002e1e2b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2fd674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35158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54955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000000" style:font-name="Liberation Sans" fo:font-size="12pt" officeooo:rsid="0036c43e" officeooo:paragraph-rsid="0036c43e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ans" fo:font-size="12pt" officeooo:rsid="003cc7b4" officeooo:paragraph-rsid="003cc7b4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ans" fo:font-size="12pt" officeooo:rsid="0040885f" officeooo:paragraph-rsid="0040885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color="#000000" style:font-name="Liberation Sans" fo:font-size="12pt" officeooo:rsid="0040885f" officeooo:paragraph-rsid="0040885f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2pt" officeooo:rsid="00468044" officeooo:paragraph-rsid="00468044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ans" fo:font-size="12pt" officeooo:rsid="0049e1ea" officeooo:paragraph-rsid="0049e1ea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52007" officeooo:paragraph-rsid="00252007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1ac50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3fcd3b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9b4a7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c366a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d40d3" style:font-size-asian="12pt" style:font-style-asian="italic" style:font-size-complex="12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fd674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35158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54955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787b4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85cc5" style:font-size-asian="12pt" style:font-style-asian="italic" style:font-size-complex="12pt" style:font-style-complex="italic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9edf9" style:font-size-asian="12pt" style:font-style-asian="italic" style:font-size-complex="12pt" style:font-style-complex="italic"/>
    </style:style>
    <style:style style:name="P6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b8d80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88a4a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bf3c7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d40d3" style:font-size-asian="12pt" style:font-style-asian="italic" style:font-size-complex="12pt" style:font-style-complex="italic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fd674" style:font-size-asian="12pt" style:font-style-asian="italic" style:font-size-complex="12pt" style:font-style-complex="italic"/>
    </style:style>
    <style:style style:name="P6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3b8d80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3787b4" style:font-size-asian="12pt" style:font-style-asian="italic" style:font-size-complex="12pt" style:font-style-complex="italic"/>
    </style:style>
    <style:style style:name="P6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385cc5" style:font-size-asian="12pt" style:font-style-asian="italic" style:font-size-complex="12pt" style:font-style-complex="italic"/>
    </style:style>
    <style:style style:name="P7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3787b4" style:font-size-asian="12pt" style:font-style-asian="italic" style:font-size-complex="12pt" style:font-style-complex="italic"/>
    </style:style>
    <style:style style:name="P7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385cc5" style:font-size-asian="12pt" style:font-style-asian="italic" style:font-size-complex="12pt" style:font-style-complex="italic"/>
    </style:style>
    <style:style style:name="P7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b8d80" officeooo:paragraph-rsid="003b8d80" style:font-size-asian="12pt" style:font-style-asian="italic" style:font-size-complex="12pt" style:font-style-complex="italic"/>
    </style:style>
    <style:style style:name="P7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417819" officeooo:paragraph-rsid="00417819" style:font-size-asian="12pt" style:font-style-asian="italic" style:font-size-complex="12pt" style:font-style-complex="italic"/>
    </style:style>
    <style:style style:name="P7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049dd" officeooo:paragraph-rsid="004049dd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17819" officeooo:paragraph-rsid="00417819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3423f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56478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56478" officeooo:paragraph-rsid="00456478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79ec3" officeooo:paragraph-rsid="00479ec3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9a6bb" officeooo:paragraph-rsid="0049a6bb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9e1ea" officeooo:paragraph-rsid="0049e1ea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9b4a7" officeooo:paragraph-rsid="0029b4a7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b1a5f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d40d3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3b8d80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c366a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d40d3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fd674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335158" style:font-size-asian="12pt" style:font-style-asian="normal" style:font-size-complex="12pt" style:font-style-complex="normal"/>
    </style:style>
    <style:style style:name="P90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6c43e" officeooo:paragraph-rsid="0036c43e" style:font-size-asian="12pt" style:font-style-asian="normal" style:font-size-complex="12pt" style:font-style-complex="normal"/>
    </style:style>
    <style:style style:name="P91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787b4" officeooo:paragraph-rsid="003787b4" style:font-size-asian="12pt" style:font-style-asian="normal" style:font-size-complex="12pt" style:font-style-complex="normal"/>
    </style:style>
    <style:style style:name="P92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787b4" officeooo:paragraph-rsid="00385cc5" style:font-size-asian="12pt" style:font-style-asian="normal" style:font-size-complex="12pt" style:font-style-complex="normal"/>
    </style:style>
    <style:style style:name="P93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88d33" officeooo:paragraph-rsid="00388d33" style:font-size-asian="12pt" style:font-style-asian="normal" style:font-size-complex="12pt" style:font-style-complex="normal"/>
    </style:style>
    <style:style style:name="P94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252007" officeooo:paragraph-rsid="00252007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1ac501" officeooo:paragraph-rsid="001ac501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bold" officeooo:rsid="00252007" officeooo:paragraph-rsid="00252007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49e1ea" officeooo:paragraph-rsid="0049e1ea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style:font-name="Liberation Sans" fo:font-size="14pt" officeooo:rsid="001ac501" officeooo:paragraph-rsid="001ac501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252007" officeooo:paragraph-rsid="00252007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c501" officeooo:paragraph-rsid="001ac501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9edf9" officeooo:paragraph-rsid="00385cc5" style:font-size-asian="12pt" style:font-style-asian="normal" style:font-size-complex="12pt" style:font-style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fo:font-weight="bold" officeooo:rsid="004d5675" officeooo:paragraph-rsid="004d5675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officeooo:rsid="004af960" officeooo:paragraph-rsid="004af960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d5675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d5675" officeooo:paragraph-rsid="004d5675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3fcd3b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456478" officeooo:paragraph-rsid="00456478" style:font-size-asian="12pt" style:font-weight-asian="normal" style:font-size-complex="12pt" style:font-weight-complex="normal"/>
    </style:style>
    <style:style style:name="T1" style:family="text">
      <style:text-properties officeooo:rsid="001bde5a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f1be0"/>
    </style:style>
    <style:style style:name="T4" style:family="text">
      <style:text-properties officeooo:rsid="001fd01f"/>
    </style:style>
    <style:style style:name="T5" style:family="text">
      <style:text-properties officeooo:rsid="002092ba"/>
    </style:style>
    <style:style style:name="T6" style:family="text">
      <style:text-properties officeooo:rsid="0022f36f"/>
    </style:style>
    <style:style style:name="T7" style:family="text">
      <style:text-properties officeooo:rsid="00252007"/>
    </style:style>
    <style:style style:name="T8" style:family="text">
      <style:text-properties officeooo:rsid="00288a4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d46f" style:font-weight-asian="bold" style:font-weight-complex="bold"/>
    </style:style>
    <style:style style:name="T11" style:family="text">
      <style:text-properties fo:font-weight="bold" officeooo:rsid="00288a4a" style:font-weight-asian="bold" style:font-weight-complex="bold"/>
    </style:style>
    <style:style style:name="T12" style:family="text">
      <style:text-properties fo:font-weight="bold" officeooo:rsid="00252007" style:font-weight-asian="bold" style:font-weight-complex="bold"/>
    </style:style>
    <style:style style:name="T13" style:family="text">
      <style:text-properties fo:font-weight="bold" officeooo:rsid="004af960" style:font-weight-asian="bold" style:font-weight-complex="bold"/>
    </style:style>
    <style:style style:name="T14" style:family="text">
      <style:text-properties officeooo:rsid="0029b4a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b1a5f" style:font-style-asian="italic" style:font-style-complex="italic"/>
    </style:style>
    <style:style style:name="T17" style:family="text">
      <style:text-properties fo:font-style="italic" officeooo:rsid="00288a4a" style:font-style-asian="italic" style:font-style-complex="italic"/>
    </style:style>
    <style:style style:name="T18" style:family="text">
      <style:text-properties officeooo:rsid="002b1a5f"/>
    </style:style>
    <style:style style:name="T19" style:family="text">
      <style:text-properties officeooo:rsid="002c366a"/>
    </style:style>
    <style:style style:name="T20" style:family="text">
      <style:text-properties officeooo:rsid="002d40d3"/>
    </style:style>
    <style:style style:name="T21" style:family="text">
      <style:text-properties officeooo:rsid="002e1e2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9edf9" style:font-style-asian="normal" style:font-style-complex="normal"/>
    </style:style>
    <style:style style:name="T24" style:family="text">
      <style:text-properties fo:font-style="normal" officeooo:rsid="003b8d80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257ae0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9edf9" style:font-style-asian="normal" style:font-weight-asian="bold" style:font-style-complex="normal" style:font-weight-complex="bold"/>
    </style:style>
    <style:style style:name="T28" style:family="text">
      <style:text-properties officeooo:rsid="002fd674"/>
    </style:style>
    <style:style style:name="T29" style:family="text">
      <style:text-properties officeooo:rsid="0034a6ff"/>
    </style:style>
    <style:style style:name="T30" style:family="text">
      <style:text-properties officeooo:rsid="00354955"/>
    </style:style>
    <style:style style:name="T31" style:family="text">
      <style:text-properties officeooo:rsid="0036c43e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787b4"/>
    </style:style>
    <style:style style:name="T34" style:family="text">
      <style:text-properties officeooo:rsid="00385cc5"/>
    </style:style>
    <style:style style:name="T35" style:family="text">
      <style:text-properties officeooo:rsid="00388d33"/>
    </style:style>
    <style:style style:name="T36" style:family="text">
      <style:text-properties officeooo:rsid="0039edf9"/>
    </style:style>
    <style:style style:name="T37" style:family="text">
      <style:text-properties officeooo:rsid="003b8d80"/>
    </style:style>
    <style:style style:name="T38" style:family="text">
      <style:text-properties officeooo:rsid="003cc7b4"/>
    </style:style>
    <style:style style:name="T39" style:family="text">
      <style:text-properties officeooo:rsid="00456478"/>
    </style:style>
    <style:style style:name="T40" style:family="text">
      <style:text-properties officeooo:rsid="00498b59"/>
    </style:style>
    <style:style style:name="T41" style:family="text">
      <style:text-properties officeooo:rsid="0049e1ea"/>
    </style:style>
    <style:style style:name="T42" style:family="text">
      <style:text-properties officeooo:rsid="004af960"/>
    </style:style>
    <style:style style:name="T43" style:family="text">
      <style:text-properties officeooo:rsid="004d56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Cri<text:span text:style-name="T1">tério de Avaliação do Trabalho</text:span></text:p>
      <text:p text:style-name="P1"/>
      <text:p text:style-name="P101">1) Apresentou os stakeholders uma descrição dos seus problemas e necessidade - <text:span text:style-name="T42">OK</text:span></text:p>
      <text:p text:style-name="P102"/>
      <text:p text:style-name="P3"><text:span text:style-name="T2">Projeto da Disciplina de Engenharia de Software que visa integrar estudantes e professores com projetos de extensão.</text:span> </text:p>
      <text:p text:style-name="P3"/>
      <text:p text:style-name="P4">Problema: Atualmente nas Universidades há um número cada vez mais expressivo de professores e alunos envolvidos em projetos de diversas áreas. Por um lado temos professores gerenciando projetos que necessitam de alunos interessados e que reúna<text:span text:style-name="T4">m</text:span> as qualificações necessárias para participarem do desenvolvimento desses projetos, <text:span text:style-name="T6">iniciação científica e áreas de pesquisa, </text:span>e por outro, temos alunos que têm interesse em participar de projetos correlatos a sua área de atuação, seja por motivação de conclusão do curso, interesse em implement<text:span text:style-name="T5">a</text:span> <text:span text:style-name="T5">a solução produzida no</text:span> projeto em sua área de <text:span text:style-name="T4">atuação</text:span> ou <text:span text:style-name="T4">por diversos</text:span> motivo<text:span text:style-name="T5">s</text:span>. <text:span text:style-name="T3">Entretanto, diante essa realidade, verificou-se que não existe nenhum sistema eficiente que possa integrar de forma informatizada alunos e professores que tenha interesse em trabalhar em projetos que demandem interesse e qualificação mútua. A fim de permitir que alunos e professores possam se integrar de forma mais eficiente e rápida foi proposto por nossos clientes a criação do sistema UNIO que permite realizar essa integração por meio de uma plataforma on-line disponível para que qualquer aluno ou professor de qualquer universidade do país possa encontrar pessoas que tenham interesse em trabalhar no mesmo projeto.</text:span></text:p>
      <text:p text:style-name="P2"/>
      <text:p text:style-name="P2"/>
      <text:p text:style-name="P50">2) Documentação de arquitetura e justificativa (Pode estar no README.md) - <text:span text:style-name="T42">OK</text:span></text:p>
      <text:p text:style-name="P46">Apresentação plataforma</text:p>
      <text:p text:style-name="P46">MySQL</text:p>
      <text:p text:style-name="P46">PHP c/ laravel</text:p>
      <text:p text:style-name="P46">Hiruko onde ficará o servidor</text:p>
      <text:p text:style-name="P46">Bootstrap</text:p>
      <text:p text:style-name="P49">Colocar de forma iterativa</text:p>
      <text:p text:style-name="P46"/>
      <text:p text:style-name="P47">Otimização dos códigos devido ao pouco tempo de conclusão da aplicação pois possibilita o desenvolvimento mais ágil.</text:p>
      <text:p text:style-name="P47">Por serem software de distribuição <text:span text:style-name="T40">gratuita</text:span></text:p>
      <text:p text:style-name="P47"/>
      <text:p text:style-name="P6"/>
      <text:p text:style-name="P50">3) Apresentou as histórias de usuários (cartões 3x5)</text:p>
      <text:p text:style-name="P105">Confirmar - Daniel</text:p>
      <text:p text:style-name="P2">https://trello.com/b/pFam26um</text:p>
      <text:p text:style-name="P2"/>
      <text:p text:style-name="P6"><text:span text:style-name="T9">4) Apresentou os cenários para validação </text:span><text:span text:style-name="T10">( given – and – when – but – then) </text:span><text:span text:style-name="T13">OK</text:span></text:p>
      <text:p text:style-name="P6"/>
      <text:p text:style-name="P94"><text:span text:style-name="T11">a</text:span><text:span text:style-name="T9">)</text:span> Como aluno eu quero visualizar informações do projeto, como valor da bolsa, duração e área de pesquisa, para ver se me adéquo ou se tenho interesse no projeto.</text:p>
      <text:p text:style-name="P63"/>
      <text:p text:style-name="P13"><text:span text:style-name="T15">Background:</text:span> Começando a partir do formulário de pesquisa na página inicial</text:p>
      <text:p text:style-name="P8"><text:span text:style-name="T17">DADO</text:span> <text:span text:style-name="T8">que um aluno quer consultar um projeto</text:span></text:p>
      <text:p text:style-name="P13">E insere sua área de interesse <text:span text:style-name="T14">no campo de busca</text:span></text:p>
      <text:p text:style-name="P13"><text:span text:style-name="T15">QUANDO</text:span> apertar o botão “pesquisar” ou apertar a tecla enter</text:p>
      <text:p text:style-name="P23"><text:span text:style-name="T15">Cenário Feliz:</text:span><text:span text:style-name="T16">)</text:span> </text:p>
      <text:p text:style-name="P13"><text:soft-page-break/><text:span text:style-name="T15">ENTÃO</text:span> uma nova tela mostra o<text:span text:style-name="T18">s</text:span> resultado<text:span text:style-name="T18">s</text:span> da consulta contendo informações de diversos projetos <text:span text:style-name="T18">relacionados a sua busca</text:span>.</text:p>
      <text:p text:style-name="P53">Cenário <text:span text:style-name="T28">T</text:span>riste:<text:span text:style-name="T18">(</text:span></text:p>
      <text:p text:style-name="P83"><text:span text:style-name="T15">ENTÃO</text:span> <text:span text:style-name="T18">uma nova tela mostra que nenhum resultado foi encontrado.</text:span></text:p>
      <text:p text:style-name="P82"/>
      <text:p text:style-name="P95"><text:span text:style-name="T9">b)</text:span> Como aluno eu quero editar minhas áreas de interesse para que professores me convidem para projetos.</text:p>
      <text:p text:style-name="P64"/>
      <text:p text:style-name="P14"><text:span text:style-name="T15">Background:</text:span> Começando a partir <text:span text:style-name="T19">do login realizado pelo aluno</text:span></text:p>
      <text:p text:style-name="P30">DADO que um aluno que alterar seus dados cadastrados <text:span text:style-name="T19">no sistema</text:span></text:p>
      <text:p text:style-name="P35">QUANDO clicar no botão ‘editar’ no seu perfil</text:p>
      <text:p text:style-name="P35">E preencher ou retificar os campos visualizados</text:p>
      <text:p text:style-name="P35">QUANDO clicar no botão “gravar”</text:p>
      <text:p text:style-name="P24"><text:span text:style-name="T15">Cenário Feliz:</text:span><text:span text:style-name="T16">)</text:span> </text:p>
      <text:p text:style-name="P35">ENTÃO uma tela retornará informado que os dados foram gravados com sucesso</text:p>
      <text:p text:style-name="P54">Cenário <text:span text:style-name="T28">T</text:span>riste:<text:span text:style-name="T18">(</text:span></text:p>
      <text:p text:style-name="P86">ENTÃO <text:span text:style-name="T20">uma tela</text:span> retornará informando que o tipo de dado preenchido não corresponde ao solicitado ou que alguns campos não foram preenchidos.</text:p>
      <text:p text:style-name="P35"/>
      <text:p text:style-name="P96"><text:span text:style-name="T12">c)</text:span><text:span text:style-name="T7"> </text:span>Como professor eu quero filtrar o perfil dos alunos para que eu posso buscar candidatos por áreas de meu interesse.</text:p>
      <text:p text:style-name="P65"/>
      <text:p text:style-name="P15"><text:span text:style-name="T15">Background:</text:span> Começando a partir do formulário de pesquisa na página inicial</text:p>
      <text:p text:style-name="P9"><text:span text:style-name="T8">DADO</text:span> <text:span text:style-name="T8">que um professor quer consultar um perfil do aluno</text:span></text:p>
      <text:p text:style-name="P15">E insere sua área de interesse <text:span text:style-name="T14">no campo de busca</text:span></text:p>
      <text:p text:style-name="P45">E seleciona a Universidade e departamento</text:p>
      <text:p text:style-name="P15">QUANDO <text:span text:style-name="T38">clicar</text:span> <text:span text:style-name="T38">n</text:span>o botão “pesquisar” ou apertar a tecla enter</text:p>
      <text:p text:style-name="P25"><text:span text:style-name="T15">Cenário Feliz:</text:span><text:span text:style-name="T16">)</text:span> </text:p>
      <text:p text:style-name="P15">ENTÃO uma nova tela mostra o<text:span text:style-name="T18">s</text:span> resultado<text:span text:style-name="T18">s</text:span> da consulta contendo informações de diversos <text:span text:style-name="T20">perfis</text:span> <text:span text:style-name="T18">relacionados a sua busca</text:span>.</text:p>
      <text:p text:style-name="P55">Cenário <text:span text:style-name="T28">T</text:span>riste:<text:span text:style-name="T18">(</text:span></text:p>
      <text:p text:style-name="P84">ENTÃO <text:span text:style-name="T18">uma nova tela mostra que nenhum resultado foi encontrado.</text:span></text:p>
      <text:p text:style-name="P3"/>
      <text:p text:style-name="P96"><text:span text:style-name="T12">d)</text:span><text:span text:style-name="T7"> </text:span>Como aluno eu quero visualizar os projetos de pesquisas de uma determinada área para que eu possa verificar se <text:span text:style-name="T20">a</text:span> linha de pesquisa se <text:span text:style-name="T20">adequá</text:span> ao meu interesse.</text:p>
      <text:p text:style-name="P67"/>
      <text:p text:style-name="P21"><text:span text:style-name="T15">Background:</text:span> Começando a partir do formulário de pesquisa na página inicial</text:p>
      <text:p text:style-name="P12"><text:span text:style-name="T17">DADO</text:span> <text:span text:style-name="T8">que um aluno quer consultar projetos de pesquisa de uma determinada área</text:span></text:p>
      <text:p text:style-name="P72">ENTÃO <text:span text:style-name="T22">ele seleciona a Universidade e o departamento </text:span></text:p>
      <text:p text:style-name="P21"><text:span text:style-name="T15">QUANDO</text:span> apertar o botão “pesquisar” ou apertar a tecla enter</text:p>
      <text:p text:style-name="P29"><text:span text:style-name="T15">Cenário Feliz:</text:span><text:span text:style-name="T16">)</text:span> </text:p>
      <text:p text:style-name="P21"><text:span text:style-name="T15">ENTÃO</text:span> uma nova tela mostra o<text:span text:style-name="T18">s</text:span> resultado<text:span text:style-name="T18">s</text:span> da consulta contendo informações de diversos <text:span text:style-name="T37">projetos</text:span> <text:span text:style-name="T18">relacionados a sua busca</text:span>.</text:p>
      <text:p text:style-name="P62">Cenário <text:span text:style-name="T28">T</text:span>riste:<text:span text:style-name="T18">(</text:span></text:p>
      <text:p text:style-name="P85"><text:span text:style-name="T15">ENTÃO</text:span> <text:span text:style-name="T18">uma nova tela mostra que nenhum resultado foi encontrado.</text:span></text:p>
      <text:p text:style-name="P3"/>
      <text:p text:style-name="P100"><text:span text:style-name="T9">e)</text:span> Como professor eu quero poder cadastrar meus projetos de extensão para que eu possa especificar seus detalhes, bem como valor da bolsa, área de pesquisa e requisitos.</text:p>
      <text:p text:style-name="P65"/>
      <text:p text:style-name="P15"><text:span text:style-name="T15">Background:</text:span> Começando a partir <text:span text:style-name="T19">do login realizado pelo professor</text:span></text:p>
      <text:p text:style-name="P31">DADO que um <text:span text:style-name="T20">professor</text:span> que<text:span text:style-name="T20">r incluir novos projetos vinculados ao seu perfil</text:span></text:p>
      <text:p text:style-name="P36">QUANDO clicar no botão ‘editar’ no seu perfil</text:p>
      <text:p text:style-name="P39"><text:soft-page-break/>ENTÃO aparecerá na tela <text:span text:style-name="T21">de edição </text:span>um <text:span text:style-name="T21">botão de “+” para incluir novos projetos</text:span></text:p>
      <text:p text:style-name="P36">QUANDO <text:span text:style-name="T21">preencher as informações relacionados ao novo projeto</text:span></text:p>
      <text:p text:style-name="P40">E clicar no botão “gravar”</text:p>
      <text:p text:style-name="P25"><text:span text:style-name="T15">Cenário Feliz:</text:span><text:span text:style-name="T16">)</text:span> </text:p>
      <text:p text:style-name="P36">ENTÃO uma tela retornará informado que <text:span text:style-name="T21">o novo projeto foi </text:span>gravado com sucesso</text:p>
      <text:p text:style-name="P55">Cenário <text:span text:style-name="T28">T</text:span>riste:<text:span text:style-name="T18">(</text:span></text:p>
      <text:p text:style-name="P87">ENTÃO <text:span text:style-name="T20">uma tela</text:span> retornará informando que o tipo de dado preenchido não corresponde ao solicitado ou que alguns campos não foram preenchidos.</text:p>
      <text:p text:style-name="P5"/>
      <text:p text:style-name="P97"/>
      <text:p text:style-name="P95"><text:span text:style-name="T9">f)</text:span> Como aluno eu quero me cadastrar no sistema para que eu possa procurar projetos de extensão, iniciação científica e áreas de pesquisa.</text:p>
      <text:p text:style-name="P66"/>
      <text:p text:style-name="P16"><text:span text:style-name="T15">Background:</text:span> Começando a partir <text:span text:style-name="T29">da pagina inicial</text:span></text:p>
      <text:p text:style-name="P32"><text:span text:style-name="T15">DADO</text:span> que um aluno que<text:span text:style-name="T28">r cadastrar seu perfil no sistema</text:span> </text:p>
      <text:p text:style-name="P37"><text:span text:style-name="T15">QUANDO</text:span> clicar no botão ‘registrar-se’ no canto superior direito da página</text:p>
      <text:p text:style-name="P41"><text:span text:style-name="T15">ENTÃO</text:span> aparecerá uma tela com um formulário de cadastro contendo os campos a serem preenchidos</text:p>
      <text:p text:style-name="P41"><text:span text:style-name="T15">QUANDO</text:span> preencher todas as informações solicitadas</text:p>
      <text:p text:style-name="P41"><text:span text:style-name="T15">E</text:span> clicar no botão “gravar”</text:p>
      <text:p text:style-name="P26"><text:span text:style-name="T15">Cenário Feliz:</text:span><text:span text:style-name="T16">)</text:span> </text:p>
      <text:p text:style-name="P37"><text:span text:style-name="T15">ENTÃO</text:span> uma tela retornará informado que <text:span text:style-name="T28">o seu perfil foi cadastrado com</text:span> sucesso</text:p>
      <text:p text:style-name="P56">Cenário triste:<text:span text:style-name="T18">(</text:span></text:p>
      <text:p text:style-name="P88"><text:span text:style-name="T15">ENTÃO</text:span> <text:span text:style-name="T20">uma tela</text:span> retornará informando que o tipo de dado preenchido não corresponde ao solicitado ou que alguns campos não foram preenchidos <text:span text:style-name="T28">ou que o perfil cadastrado já existe.</text:span></text:p>
      <text:p text:style-name="P5"/>
      <text:p text:style-name="P95"><text:span text:style-name="T9">g)</text:span> Como professor eu quero me cadastrar no sistema para que eu possa divulgar meus projetos de extensão, iniciação científica e áreas de pesquisa.</text:p>
      <text:p text:style-name="P5"/>
      <text:p text:style-name="P17"><text:span text:style-name="T15">Background:</text:span> Começando a partir <text:span text:style-name="T29">da página inicial</text:span></text:p>
      <text:p text:style-name="P33"><text:span text:style-name="T15">DADO</text:span> que um <text:span text:style-name="T29">professor</text:span> que<text:span text:style-name="T28">r cadastrar seu perfil no sistema</text:span> </text:p>
      <text:p text:style-name="P38"><text:span text:style-name="T15">QUANDO</text:span> clicar no botão ‘registrar-se’ no canto superior direito da página</text:p>
      <text:p text:style-name="P42"><text:span text:style-name="T15">ENTÃO</text:span> aparecerá uma tela com um formulário de cadastro contendo os campos a serem preenchidos</text:p>
      <text:p text:style-name="P42"><text:span text:style-name="T15">QUANDO</text:span> preencher todas as informações solicitadas</text:p>
      <text:p text:style-name="P42"><text:span text:style-name="T15">E</text:span> clicar no botão “gravar”</text:p>
      <text:p text:style-name="P27"><text:span text:style-name="T15">Cenário Feliz:</text:span><text:span text:style-name="T16">)</text:span> </text:p>
      <text:p text:style-name="P38"><text:span text:style-name="T15">ENTÃO</text:span> uma tela retornará informado que <text:span text:style-name="T28">o seu perfil foi cadastrado com</text:span> sucesso</text:p>
      <text:p text:style-name="P57">Cenário triste:<text:span text:style-name="T18">(</text:span></text:p>
      <text:p text:style-name="P89"><text:span text:style-name="T15">ENTÃO</text:span> <text:span text:style-name="T20">uma tela</text:span> retornará informando que o tipo de dado preenchido não corresponde ao solicitado ou que alguns campos não foram preenchidos <text:span text:style-name="T28">ou que o perfil cadastrado já existe.</text:span></text:p>
      <text:p text:style-name="P5"/>
      <text:p text:style-name="P95"><text:span text:style-name="T9">h)</text:span> Como usuário do sistema eu quero entrar para visualizar projetos e perfis independentemente de efetuar cadastro e login.</text:p>
      <text:p text:style-name="P5"/>
      <text:p text:style-name="P18"><text:span text:style-name="T15">Background:</text:span> Começando a partir <text:span text:style-name="T29">da página inicial</text:span></text:p>
      <text:p text:style-name="P34"><text:span text:style-name="T15">DADO</text:span> que um <text:span text:style-name="T30">usuário do sistema, professor ou aluno, quer visualizar projetos e perfis no sistema.</text:span></text:p>
      <text:p text:style-name="P44">QUANDO selecionar se é professor ou aluno na caixa de seleção “podemos começar?”</text:p>
      <text:p text:style-name="P44">E selecionar a Universidades e depois clicar no botão “entrar” ou teclar enter</text:p>
      <text:p text:style-name="P43"><text:soft-page-break/><text:span text:style-name="T15">ENTÃO</text:span> aparecerá uma tela <text:span text:style-name="T31">de visualização</text:span> <text:span text:style-name="T31">contendo</text:span> <text:span text:style-name="T31">os</text:span> <text:span text:style-name="T31">departamentos da Universidade selecionada</text:span></text:p>
      <text:p text:style-name="P43"><text:span text:style-name="T15">QUANDO</text:span> <text:span text:style-name="T31">o usuário selecionar o departamento desejado</text:span></text:p>
      <text:p text:style-name="P28"><text:span text:style-name="T15">Cenário Feliz:</text:span><text:span text:style-name="T16">)</text:span> </text:p>
      <text:p text:style-name="P44">ENTÃO aparecerá uma outra tela de visualização contendo os perfis dos usuários do sistema que poderão ser consultados.</text:p>
      <text:p text:style-name="P58">Cenário triste:<text:span text:style-name="T18">(</text:span></text:p>
      <text:p text:style-name="P90">ENTÃO aparecerá uma outra tela de visualização informando que não há perfis cadastrados no departamento.</text:p>
      <text:p text:style-name="P5"/>
      <text:p text:style-name="P5"><text:span text:style-name="T9">i)</text:span> <text:span text:style-name="T32">Como professor ou aluno cadastrado eu quero poder realizar o login no sistema somente informando o e-mail e senha.</text:span></text:p>
      <text:p text:style-name="P68"/>
      <text:p text:style-name="P19"><text:span text:style-name="T15">Background:</text:span> Começando a partir d<text:span text:style-name="T34">a</text:span> <text:span text:style-name="T33">tela de login</text:span></text:p>
      <text:p text:style-name="P10"><text:span text:style-name="T17">DADO</text:span> <text:span text:style-name="T8">que um professor ou aluno cadastrado no sistema queira logar</text:span></text:p>
      <text:p text:style-name="P91">QUANDO preencher os dados de e-mail e senha na caixa do login</text:p>
      <text:p text:style-name="P91">E clica no botão “login”</text:p>
      <text:p text:style-name="P70">Cenário Feliz:)</text:p>
      <text:p text:style-name="P91"><text:span text:style-name="T15">ENTÃO</text:span> o sistema autêntica os dados enviados do usuário logando-o</text:p>
      <text:p text:style-name="P59">Cenário triste:<text:span text:style-name="T18">(</text:span></text:p>
      <text:p text:style-name="P70">ENTÃO <text:span text:style-name="T22">na mesma página retorna uma mensagem dizendo que o usuário não está cadastrado ou senha e e-mail estão incorretos</text:span></text:p>
      <text:p text:style-name="P7"/>
      <text:p text:style-name="P7"><text:span text:style-name="T9">j)</text:span> <text:span text:style-name="T32">Como professor ou aluno eu quero poder realizar o login no sistema por meio dos perfis das minhas redes sociais.</text:span></text:p>
      <text:p text:style-name="P69"/>
      <text:p text:style-name="P20"><text:span text:style-name="T15">Background:</text:span> Começando a partir d<text:span text:style-name="T34">a</text:span> <text:span text:style-name="T33">tela de login</text:span></text:p>
      <text:p text:style-name="P11"><text:span text:style-name="T17">DADO</text:span> <text:span text:style-name="T8">que um professor ou aluno queira logar no sistema por meio do seu perfil das redes sociais</text:span></text:p>
      <text:p text:style-name="P92"><text:span text:style-name="T15">QUANDO</text:span> <text:span text:style-name="T35">clicar no ícone correspondente a rede social.</text:span></text:p>
      <text:p text:style-name="P93"><text:span text:style-name="T15">E </text:span>preencher os campos solicitados</text:p>
      <text:p text:style-name="P93"><text:span text:style-name="T15">E </text:span>clicar em login</text:p>
      <text:p text:style-name="P61"><text:span text:style-name="T15">Cenário </text:span><text:span text:style-name="T36">Feliz:)</text:span></text:p>
      <text:p text:style-name="P92"><text:span text:style-name="T15">ENTÃO</text:span> o sistema autêntica os dados enviados <text:span text:style-name="T36">pelo</text:span> usuário logando-o</text:p>
      <text:p text:style-name="P60">Cenário <text:span text:style-name="T36">T</text:span>riste:<text:span text:style-name="T18">(</text:span></text:p>
      <text:p text:style-name="P71">ENTÃO <text:span text:style-name="T22">na mesma página retorna uma mensagem dizendo que </text:span><text:span text:style-name="T24">os dados</text:span><text:span text:style-name="T23"> fornecidos pelo</text:span><text:span text:style-name="T22"> usuári</text:span><text:span text:style-name="T23">o não estão corretos.</text:span></text:p>
      <text:p text:style-name="P103"/>
      <text:p text:style-name="P73"><text:span text:style-name="T27">l</text:span><text:span text:style-name="T26">)</text:span><text:span text:style-name="T22"> </text:span><text:span text:style-name="T25">Como aluno eu quero fazer o upload do meu curriculum para que os professores possam baixá-lo.</text:span></text:p>
      <text:p text:style-name="P22"><text:span text:style-name="T15">Background:</text:span> Começando a partir d<text:span text:style-name="T34">a</text:span> <text:span text:style-name="T33">tela do perfil do aluno selecionado</text:span></text:p>
      <text:p text:style-name="P48"><text:span text:style-name="T15">DADO</text:span> que um professor quer baixar o curriculum de um aluno</text:p>
      <text:p text:style-name="P48">QUANDO clicar</text:p>
      <text:p text:style-name="P3"/>
      <text:p text:style-name="P51">5) Calculou os pontos e velocidade</text:p>
      <text:p text:style-name="P80">Daniel</text:p>
      <text:p text:style-name="P51"/>
      <text:p text:style-name="P52"/>
      <text:p text:style-name="P52">6) Atingiu um mínimo produto viável (o sistema é funcional e poderia iniciar em produção)</text:p>
      <text:p text:style-name="P74">SIM</text:p>
      <text:p text:style-name="P52"/>
      <text:p text:style-name="P52"><text:soft-page-break/>7) Apresentou as tarefas feitas e o backlog</text:p>
      <text:p text:style-name="P79">Daniel</text:p>
      <text:p text:style-name="P52"/>
      <text:p text:style-name="P52"/>
      <text:p text:style-name="P52"/>
      <text:p text:style-name="P52">8) Apresentou o planejamento das iterações e resultados</text:p>
      <text:p text:style-name="P79">Daniel</text:p>
      <text:p text:style-name="P52"/>
      <text:p text:style-name="P52"/>
      <text:p text:style-name="P52">9) Protótipos Lo-FI UI (low-fidelity) - <text:span text:style-name="T43">OK</text:span></text:p>
      <text:p text:style-name="P75">Avisa ao Heron</text:p>
      <text:p text:style-name="P52"/>
      <text:p text:style-name="P52"/>
      <text:p text:style-name="P52">10) Storyboards - <text:span text:style-name="T43">OK</text:span></text:p>
      <text:p text:style-name="P75">Avisa ao Heron</text:p>
      <text:p text:style-name="P52"/>
      <text:p text:style-name="P52"/>
      <text:p text:style-name="P52">11) Apresentou uma matriz de rastreabilidade entre cenários e histórias de usuários</text:p>
      <text:p text:style-name="P81">Daniel</text:p>
      <text:p text:style-name="P52"/>
      <text:p text:style-name="P52">12) Apresentou testes de unidade </text:p>
      <text:p text:style-name="P76">Welton / <text:span text:style-name="T39">Gabriel / Heron</text:span></text:p>
      <text:p text:style-name="P52"/>
      <text:p text:style-name="P52">13) Apresentou cobertura dos testes de unidade</text:p>
      <text:p text:style-name="P106">Welton / <text:span text:style-name="T39">Gabriel / Heron</text:span></text:p>
      <text:p text:style-name="P52"/>
      <text:p text:style-name="P52">14) Apresentou os testes de validação <text:span text:style-name="T41">(ver com professor)</text:span></text:p>
      <text:p text:style-name="P106">Welton / <text:span text:style-name="T39">Gabriel <text:s/>/ Heron</text:span></text:p>
      <text:p text:style-name="P81">teste de requisição</text:p>
      <text:p text:style-name="P52"/>
      <text:p text:style-name="P52">15) Apresentou a execução dos testes</text:p>
      <text:p text:style-name="P77">Welton / <text:span text:style-name="T39">Gabriel</text:span></text:p>
      <text:p text:style-name="P52"/>
      <text:p text:style-name="P52">16) Apresentou relatório de experiência no uso das técnicas e se foi utilizada algum além de XP.</text:p>
      <text:p text:style-name="P78">Daniel / <text:span text:style-name="T43">Heron</text:span></text:p>
      <text:p text:style-name="P52"/>
      <text:p text:style-name="P98">Apresentar por tópicos</text:p>
      <text:p text:style-name="P52">17) Apresentou decisões de projeto e spikes (Ex: porque fazer e porque não fazer, testes de decisão, etc)</text:p>
      <text:p text:style-name="P78">Daniel / Gabriel / <text:span text:style-name="T43">Heron</text:span></text:p>
      <text:p text:style-name="P78"/>
      <text:p text:style-name="P81">Apresentar por tópicos</text:p>
      <text:p text:style-name="P52"/>
      <text:p text:style-name="P52">18) Apresentou lições aprendidas</text:p>
      <text:p text:style-name="P107">TUDO MUNDO</text:p>
      <text:p text:style-name="P78"/>
      <text:p text:style-name="P81">Apresentar por tópicos</text:p>
      <text:p text:style-name="P52"/>
      <text:p text:style-name="P52">19) Apresentou aceite do cliente para o MVP</text:p>
      <text:p text:style-name="P109"><text:span text:style-name="T15">SIM</text:span></text:p>
      <text:p text:style-name="P109"><text:span text:style-name="T15"/></text:p>
      <text:p text:style-name="P104"><text:soft-page-break/>20) Fazer apresentação:</text:p>
      <text:p text:style-name="P107">GE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19:48.970000000</meta:creation-date>
    <dc:date>2017-11-20T22:04:00.703000000</dc:date>
    <meta:editing-duration>PT2H54M46S</meta:editing-duration>
    <meta:editing-cycles>37</meta:editing-cycles>
    <meta:generator>LibreOffice/5.4.0.3$Windows_x86 LibreOffice_project/7556cbc6811c9d992f4064ab9287069087d7f62c</meta:generator>
    <meta:document-statistic meta:table-count="0" meta:image-count="0" meta:object-count="0" meta:page-count="6" meta:paragraph-count="158" meta:word-count="1606" meta:character-count="10017" meta:non-whitespace-character-count="8551"/>
  </office:meta>
</office:document-meta>
</file>